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P052" svg:font-family="P052"/>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fo:font-weight="bold" officeooo:rsid="00216d69" officeooo:paragraph-rsid="00216d69" style:font-size-asian="16pt" style:font-weight-asian="bold" style:font-size-complex="16pt" style:font-weight-complex="bold"/>
    </style:style>
    <style:style style:name="P2" style:family="paragraph" style:parent-style-name="Standard">
      <style:text-properties fo:font-size="12pt" fo:font-weight="normal" officeooo:rsid="0020c2e9" officeooo:paragraph-rsid="0020c2e9" style:font-size-asian="10.5pt" style:font-weight-asian="normal" style:font-size-complex="12pt" style:font-weight-complex="normal"/>
    </style:style>
    <style:style style:name="P3" style:family="paragraph" style:parent-style-name="Standard">
      <style:text-properties fo:font-size="12pt" fo:font-weight="normal" officeooo:rsid="0023be64" officeooo:paragraph-rsid="0023be64" style:font-size-asian="10.5pt" style:font-weight-asian="normal" style:font-size-complex="12pt" style:font-weight-complex="normal"/>
    </style:style>
    <style:style style:name="P4" style:family="paragraph" style:parent-style-name="Standard">
      <style:text-properties fo:font-size="12pt" fo:font-weight="normal" officeooo:rsid="0023be64" officeooo:paragraph-rsid="0023be64" style:font-size-asian="10.5pt" style:font-weight-asian="normal" style:font-size-complex="12pt" style:font-weight-complex="normal"/>
    </style:style>
    <style:style style:name="P5" style:family="paragraph" style:parent-style-name="Standard">
      <style:text-properties fo:font-size="12pt" fo:font-weight="normal" officeooo:rsid="0026f1f8" officeooo:paragraph-rsid="0026f1f8"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vers</text:p>
      <text:p text:style-name="P3">reprendre laius déjà écrit</text:p>
      <text:p text:style-name="P3"/>
      <text:p text:style-name="P3">attention à ne pas oublier le coût du cyber (regarder si autres trucs coûtent des Extra Points)</text:p>
      <text:p text:style-name="P3"/>
      <text:p text:style-name="P5">enlever conscience de invisible car pouvoir pour ça</text:p>
      <text:p text:style-name="P2"/>
      <text:p text:style-name="P2"/>
      <text:p text:style-name="P2">Modification des avantages et désavantages</text:p>
      <text:p text:style-name="P2">Il est nécessaire d'ajouter les avantages permettant de créer un personnage de Fading Suns. Ces avantages sont principalement sociaux : statut et possessions. </text:p>
      <text:p text:style-name="P2">Tous les autres avantages peuvent être émulés à partir de ceux du UP!System qui sont moins nombreux mais plus généraux : au lieu d'avoir des dizaines d'avantages spécialisés le UP!System propose une liste réduite mais polyvalente où le joueur peut "acheter le système" et déterminer lui-même le roleplay qui ira avec.</text:p>
      <text:p text:style-name="P2">Ajouts : sont ajoutés tous les avantages de Fading Suns des sections possessions (qui remplacent l'avantage économies du UP!System), artefacts, richesses et statuts (p.145-150 du guide du joueur) au coût du double en XP des points de création de Fading Suns.</text:p>
      <text:p text:style-name="P2">Suggestion sur l'utilisation des avantages et désavantages classiques : la plupart de ceux de Fading Suns peuvent être émulés aisément. Voici quelques suggestions :</text:p>
      <text:p text:style-name="P2">Honte : permet d'émuler éducation Alien, famille infâme, issu des mondes perdus, excommunication, brebis galeuse, barbare, bâtard, déchu de la grâce, marqué d'infâmie et stigmate (pour les plus graves ce dernier peut être combiné avec secret).</text:p>
      <text:p text:style-name="P2">Adversité : remplace hors la loi, serf échappé et esclave échappé.</text:p>
      <text:p text:style-name="P2">Obligation : permet de simuler voeu de vassalité.</text:p>
      <text:p text:style-name="P2">Code d'honneur : se substitue aux voeux.</text:p>
      <text:p text:style-name="P2">Appartenance : va représenter le fait d'être apparenté à un puissant noble sans pour autant être soit même titré (ex : troisième fils d'un comte ; ses fréres pourront hériter mais lui-même restera chevali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P052" svg:font-family="P052"/>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P052"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page"/>
      <style:text-properties style:use-window-font-color="true" loext:opacity="0%" style:font-name="P052"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P052" fo:font-family="P052" fo:font-size="12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P052" fo:font-family="P052"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P052" fo:font-family="P052"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P052" fo:font-family="P052"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06T16:12:01.657691163</meta:creation-date>
    <meta:generator>LibreOffice/7.0.5.2$Linux_X86_64 LibreOffice_project/00$Build-2</meta:generator>
    <dc:date>2021-05-13T17:35:27.546227944</dc:date>
    <meta:editing-duration>PT2H12M56S</meta:editing-duration>
    <meta:editing-cycles>6</meta:editing-cycles>
    <meta:document-statistic meta:table-count="0" meta:image-count="0" meta:object-count="0" meta:page-count="1" meta:paragraph-count="14" meta:word-count="270" meta:character-count="1724" meta:non-whitespace-character-count="1467"/>
  </office:meta>
</office:document-meta>
</file>